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9.93pt" svg:height="253.56pt" svg:x="123.19pt" svg:y="90.82pt">
            <loext:p draw:notify-on-update-of-ranges="Sheet1.A3:Sheet1.A6 Sheet1.B1:Sheet1.B1 Sheet1.B3:Sheet1.B6 Sheet1.C3:Sheet1.C6 Sheet1.C3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ProcessCreate()+exit – SGX PAL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6MB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127" calcext:value-type="float">
            <text:p>0.1270</text:p>
          </table:table-cell>
        </table:table-row>
        <table:table-row table:style-name="ro1">
          <table:table-cell office:value-type="string" calcext:value-type="string">
            <text:p>64MB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1433" calcext:value-type="float">
            <text:p>0.1433</text:p>
          </table:table-cell>
        </table:table-row>
        <table:table-row table:style-name="ro1">
          <table:table-cell office:value-type="string" calcext:value-type="string">
            <text:p>256MB</text:p>
          </table:table-cell>
          <table:table-cell office:value-type="float" office:value="1.2595" calcext:value-type="float">
            <text:p>1.2595</text:p>
          </table:table-cell>
          <table:table-cell office:value-type="float" office:value="0.1183" calcext:value-type="float">
            <text:p>0.1183</text:p>
          </table:table-cell>
        </table:table-row>
        <table:table-row table:style-name="ro1">
          <table:table-cell office:value-type="string" calcext:value-type="string">
            <text:p>1GB</text:p>
          </table:table-cell>
          <table:table-cell office:value-type="float" office:value="2.7978" calcext:value-type="float">
            <text:p>2.7978</text:p>
          </table:table-cell>
          <table:table-cell office:value-type="float" office:value="0.1426" calcext:value-type="float">
            <text:p>0.1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24:47.491554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27:10.402407593</dc:date>
    <meta:editing-duration>PT7H45M37S</meta:editing-duration>
    <meta:editing-cycles>19</meta:editing-cycles>
    <meta:generator>LibreOffice/5.1.6.2$Linux_X86_64 LibreOffice_project/1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 chart:error-upper-range="Sheet1.C3:Sheet1.C6" chart:error-lower-range="Sheet1.C3:Sheet1.C6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5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arrow-down" chart:symbol-width="0.3cm" chart:symbol-height="0.3cm" chart:link-data-style-to-source="true" chart:error-category="cell-range" chart:error-upper-range="Sheet1.C3:Sheet1.C6" chart:error-lower-range="Sheet1.C3:Sheet1.C6" chart:data-label-number="value" chart:data-label-text="false" chart:data-label-symbol="false"/>
      <style:graphic-properties svg:stroke-width="0.102cm" svg:stroke-color="#000000" draw:fill-color="#000000" dr3d:edge-rounding="5%"/>
      <style:text-properties fo:font-family="'Times New Roman'" style:font-style-name="Regular" style:font-family-generic="roman" fo:font-size="14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04cm" svg:height="8.946cm" xlink:href=".." xlink:type="simple" chart:class="chart:line" chart:style-name="ch1">
        <chart:legend chart:legend-position="top" svg:x="3.117cm" svg:y="0.185cm" style:legend-expansion="wide" chart:style-name="ch2"/>
        <chart:plot-area chart:style-name="ch3" table:cell-range-address="Sheet1.A3:Sheet1.B6 Sheet1.B1:Sheet1.B1" chart:data-source-has-labels="both" svg:x="1.608cm" svg:y="1.202cm" svg:width="11.305cm" svg:height="6.685cm">
          <chartooo:coordinate-region svg:x="2.748cm" svg:y="1.478cm" svg:width="9.698cm" svg:height="5.608cm"/>
          <chart:axis chart:dimension="x" chart:name="primary-x" chart:style-name="ch4" chartooo:axis-type="auto">
            <chartooo:date-scale/>
            <chart:title svg:x="5.731cm" svg:y="7.864cm" chart:style-name="ch5">
              <text:p>Enclave size</text:p>
            </chart:title>
            <chart:categories table:cell-range-address="Sheet1.A3:Sheet1.A6"/>
          </chart:axis>
          <chart:axis chart:dimension="y" chart:name="primary-y" chart:style-name="ch6">
            <chart:title svg:x="0.255cm" svg:y="7.061cm" chart:style-name="ch7">
              <text:p>PAL call latency (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Create()+exit – SGX PAL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6MB</text:p>
                <draw:g>
                  <svg:desc>Sheet1.A3:Sheet1.A6</svg:desc>
                </draw:g>
              </table:table-cell>
              <table:table-cell office:value-type="float" office:value="0.7581">
                <text:p>0.7581</text:p>
                <draw:g>
                  <svg:desc>Sheet1.B3:Sheet1.B6</svg:desc>
                </draw:g>
              </table:table-cell>
              <table:table-cell office:value-type="float" office:value="0.127">
                <text:p>0.127</text:p>
                <draw:g>
                  <svg:desc>Sheet1.C3:Sheet1.C6</svg:desc>
                </draw:g>
              </table:table-cell>
              <table:table-cell office:value-type="float" office:value="0.127">
                <text:p>0.127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64MB</text:p>
              </table:table-cell>
              <table:table-cell office:value-type="float" office:value="0.8541">
                <text:p>0.8541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</table:table-row>
            <table:table-row>
              <table:table-cell office:value-type="string">
                <text:p>256MB</text:p>
              </table:table-cell>
              <table:table-cell office:value-type="float" office:value="1.2595">
                <text:p>1.2595</text:p>
              </table:table-cell>
              <table:table-cell office:value-type="float" office:value="0.1183">
                <text:p>0.1183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1GB</text:p>
              </table:table-cell>
              <table:table-cell office:value-type="float" office:value="2.7978">
                <text:p>2.7978</text:p>
              </table:table-cell>
              <table:table-cell office:value-type="float" office:value="0.1426">
                <text:p>0.1426</text:p>
              </table:table-cell>
              <table:table-cell office:value-type="float" office:value="0.1426">
                <text:p>0.1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